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7.03cm" style:page-number="auto" table:align="left" style:writing-mode="lr-tb"/>
    </style:style>
    <style:style style:name="Table1.A" style:family="table-column">
      <style:table-column-properties style:column-width="10.231cm"/>
    </style:style>
    <style:style style:name="Table1.B" style:family="table-column">
      <style:table-column-properties style:column-width="6.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 style:list-style-name="WW8Num1">
      <style:paragraph-properties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2" style:family="text">
      <style:text-properties style:font-name="Arial" fo:font-size="10pt" fo:language="pl" fo:country="PL" fo:font-weight="bold" style:font-size-asian="10pt" style:font-weight-asian="bold" style:font-name-complex="Arial" style:font-weight-complex="bold"/>
    </style:style>
    <style:style style:name="T3" style:family="text">
      <style:text-properties officeooo:rsid="001cf9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<text:span text:style-name="T1">RELACYJNE BAZ</text:span><text:span text:style-name="T2">Y</text:span><text:span text:style-name="T1"> DANYCH – PROJEKT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>Autor: <text:span text:style-name="T3">Wiktor Maj s18216</text:span></text:p>
          </table:table-cell>
          <table:table-cell table:style-name="Table1.B2" office:value-type="string">
            <text:p text:style-name="Standard">Grupa: <text:span text:style-name="T3">2</text:span></text:p>
          </table:table-cell>
        </table:table-row>
        <table:table-row table:style-name="Table1.1">
          <table:table-cell table:style-name="Table1.A2" office:value-type="string">
            <text:p text:style-name="Standard">Temat: <text:span text:style-name="T3">Prawo jazdy</text:span></text:p>
          </table:table-cell>
          <table:table-cell table:style-name="Table1.B2" office:value-type="string">
            <text:p text:style-name="Standard">Data:</text:p>
          </table:table-cell>
        </table:table-row>
      </table:table>
      <text:p text:style-name="Standard"/>
      <text:p text:style-name="P1"/>
      <text:list xml:id="list8782045954915314816" text:style-name="WW8Num1">
        <text:list-item>
          <text:p text:style-name="P5">Scenariusz<text:line-break/>Baza danych przeznaczona jest dla ...<text:line-break/></text:p>
        </text:list-item>
        <text:list-item>
          <text:p text:style-name="P5">Potencjalne grupy użytkowników:<text:line-break/>a) Administrator – główny zarządca bazy danych, posiada pełen dostęp do bazy danych <text:line-break/>b) ...<text:line-break/></text:p>
        </text:list-item>
        <text:list-item>
          <text:p text:style-name="P5">Wymagania funkcjonalne<text:line-break/>Baza danych ma przechowywać informacje o ... .<text:line-break/>Zgromadzone dane mają umożliwić zrealizowanie zadań: <text:line-break/>– <text:line-break/>– …<text:line-break/></text:p>
        </text:list-item>
        <text:list-item>
          <text:p text:style-name="P5">Wymagania niefunkcjonalne<text:line-break/>– system zarządzania bazą danych – Postgres<text:line-break/>– ...<text:line-break/></text:p>
        </text:list-item>
        <text:list-item>
          <text:p text:style-name="P5">Diagram związków – encji</text:p>
        </text:list-item>
      </text:list>
      <text:p text:style-name="P2">…<text:line-break/></text:p>
      <text:list xml:id="list193145737169039" text:continue-numbering="true" text:style-name="WW8Num1">
        <text:list-item>
          <text:p text:style-name="P5">Przykłady zawartości najważniejszych tabel</text:p>
        </text:list-item>
      </text:list>
      <text:p text:style-name="P2">…<text:line-break/></text:p>
      <text:list xml:id="list193146799418911" text:continue-numbering="true" text:style-name="WW8Num1">
        <text:list-item>
          <text:p text:style-name="P5">Przykłady kilku zapytań i ich wyników</text:p>
        </text:list-item>
      </text:list>
      <text:p text:style-name="P2">…</text:p>
      <text:p text:style-name="P4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Times New Roman" fo:font-size="12pt" fo:language="pl" fo:country="PL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Domyślna_20_czcionka_20_akapitu" style:display-name="Domyślna czcionka akapitu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.986cm" fo:margin-left="1.499cm" fo:margin-right="1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00:07:53</meta:creation-date>
    <meta:editing-cycles>3</meta:editing-cycles>
    <meta:editing-duration>PT1M55S</meta:editing-duration>
    <meta:generator>LibreOffice/5.1.6.2$Linux_X86_64 LibreOffice_project/10m0$Build-2</meta:generator>
    <meta:initial-creator>Andrzej </meta:initial-creator>
    <dc:date>2018-04-25T19:31:44.776638174</dc:date>
    <meta:document-statistic meta:table-count="1" meta:image-count="0" meta:object-count="0" meta:page-count="1" meta:paragraph-count="16" meta:word-count="86" meta:character-count="589" meta:non-whitespace-character-count="507"/>
    <meta:user-defined meta:name="Info 1"/>
    <meta:user-defined meta:name="Info 2"/>
    <meta:user-defined meta:name="Info 3"/>
    <meta:user-defined meta:name="Info 4"/>
  </office:meta>
</office:document-meta>
</file>